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600000014000000184155870A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ты считаешь себя смелым мужчиной?</text:p>
      <text:p text:style-name="Standard">Саша</text:p>
      <text:p text:style-name="Standard">Да</text:p>
      <text:p text:style-name="Standard">Светлана</text:p>
      <text:p text:style-name="Standard">расскажи мне что-нибудь из твоей личной жизни, чтообычно ты стесняешься рассказывать</text:p>
      <text:p text:style-name="Standard">Саша</text:p>
      <text:p text:style-name="Standard">В такие ситуции я не попадал)</text:p>
      <text:p text:style-name="Standard">Светлана</text:p>
      <text:p text:style-name="Standard">я не только про ситуации)</text:p>
      <text:p text:style-name="Standard">давай так - какой-то факт или обстоятельство из твоей личной жизни, которое ты обычно стесняешься рассказать людям</text:p>
      <text:p text:style-name="Standard">похоже, ты не такой уж смелый;))</text:p>
      <text:p text:style-name="Standard">Саша</text:p>
      <text:p text:style-name="Standard">Смелый</text:p>
      <text:p text:style-name="Standard">Светлана</text:p>
      <text:p text:style-name="Standard">ладно, поверю)</text:p>
      <text:p text:style-name="Standard">какой самый безумный поступок ты можешь совершить ради девушки?)</text:p>
      <text:p text:style-name="Standard">почему я сама тебе пишу...</text:p>
      <text:p text:style-name="Standard">хватит</text:p>
      <text:p text:style-name="Standard">Саша</text:p>
      <text:p text:style-name="Standard">Я бывсю квартиру опкидать лепестками роз и принести на руках девушку любимую</text:p>
      <text:p text:style-name="Standard">Светлана</text:p>
      <text:p text:style-name="Standard"><draw:frame draw:style-name="fr1" draw:name="Image1" text:anchor-type="as-char" svg:width="0.7862in" svg:height="0.3929in" draw:z-index="0"><draw:image xlink:href="Pictures/1000000600000014000000184155870A.gif" xlink:type="simple" xlink:show="embed" xlink:actuate="onLoad"/><svg:title>:-)</svg:title></draw:frame><draw:frame draw:style-name="fr1" draw:name="Image2" text:anchor-type="as-char" svg:width="0.7862in" svg:height="0.3929in" draw:z-index="1"><draw:image xlink:href="Pictures/1000000600000014000000184155870A.gif" xlink:type="simple" xlink:show="embed" xlink:actuate="onLoad"/><svg:title>:-)</svg:title></draw:frame><draw:frame draw:style-name="fr1" draw:name="Image3" text:anchor-type="as-char" svg:width="0.7862in" svg:height="0.3929in" draw:z-index="2"><draw:image xlink:href="Pictures/1000000600000014000000184155870A.gif" xlink:type="simple" xlink:show="embed" xlink:actuate="onLoad"/><svg:title>:-)</svg:title></draw:frame></text:p>
      <text:p text:style-name="Standard">продолжай))</text:p>
      <text:p text:style-name="Standard">Саша</text:p>
      <text:p text:style-name="Standard">Чтобы я дальше делал?)</text:p>
      <text:p text:style-name="Standard">Светлана</text:p>
      <text:p text:style-name="Standard">да</text:p>
      <text:p text:style-name="Standard">Саша</text:p>
      <text:p text:style-name="Standard">Ну это уже интимное)))</text:p>
      <text:p text:style-name="Standard">Светлана</text:p>
      <text:p text:style-name="Standard">надеюсь, ты не стесняешься разговоров на итимные темы?)</text:p>
      <text:p text:style-name="Standard">Саша</text:p>
      <text:p text:style-name="Standard">Неа</text:p>
      <text:p text:style-name="Standard">А ты?)</text:p>
      <text:p text:style-name="Standard">Светлана</text:p>
      <text:p text:style-name="Standard">тогда продолжай)</text:p>
      <text:p text:style-name="Standard">Саша</text:p>
      <text:p text:style-name="Standard">Я бы начал целовать в губки потом шею,все тело,ножки,снял бы трусики, начал бы целовать киску,а потом бы сделал бы куни</text:p>
      <text:p text:style-name="Standard">Где нибудь часик лизал бы</text:p>
      <text:p text:style-name="Standard">Светлана</text:p>
      <text:p text:style-name="Standard"><draw:frame draw:style-name="fr1" draw:name="Image4" text:anchor-type="as-char" svg:width="0.7862in" svg:height="0.3929in" draw:z-index="3"><draw:image xlink:href="Pictures/1000000600000014000000184155870A.gif" xlink:type="simple" xlink:show="embed" xlink:actuate="onLoad"/><svg:title>:-)</svg:title></draw:frame><draw:frame draw:style-name="fr1" draw:name="Image5" text:anchor-type="as-char" svg:width="0.7862in" svg:height="0.3929in" draw:z-index="4"><draw:image xlink:href="Pictures/1000000600000014000000184155870A.gif" xlink:type="simple" xlink:show="embed" xlink:actuate="onLoad"/><svg:title>:-)</svg:title></draw:frame><draw:frame draw:style-name="fr1" draw:name="Image6" text:anchor-type="as-char" svg:width="0.7862in" svg:height="0.3929in" draw:z-index="5"><draw:image xlink:href="Pictures/1000000600000014000000184155870A.gif" xlink:type="simple" xlink:show="embed" xlink:actuate="onLoad"/><svg:title>:-)</svg:title></draw:frame></text:p>
      <text:p text:style-name="Standard">неожиданный переход))</text:p>
      <text:p text:style-name="Standard">и часто ты своим подругам такие приключения устраиваешь?)</text:p>
      <text:p text:style-name="Standard">Саша</text:p>
      <text:p text:style-name="Standard">Ну когда в отношениях да</text:p>
      <text:p text:style-name="Standard">А ты сколькр раз предпочитаешь заниматься?)</text:p>
      <text:p text:style-name="Standard">Светлана</text:p>
      <text:p text:style-name="Standard">2-3) по настроению)</text:p>
      <text:p text:style-name="Standard"><text:soft-page-break/>Саша</text:p>
      <text:p text:style-name="Standard">А какие любимые позы?)</text:p>
      <text:p text:style-name="Standard">Светлана</text:p>
      <text:p text:style-name="Standard">какие у нас разговоры начались))</text:p>
      <text:p text:style-name="Standard">Саша</text:p>
      <text:p text:style-name="Standard">Против?)</text:p>
      <text:p text:style-name="Standard">Светлана</text:p>
      <text:p text:style-name="Standard">я про романтику, а он - про позы?))</text:p>
      <text:p text:style-name="Standard">вот кобель!))</text:p>
      <text:p text:style-name="Standard">Саша</text:p>
      <text:p text:style-name="Standard">Я думал не стесняешься)</text:p>
      <text:p text:style-name="Standard">Светлана</text:p>
      <text:p text:style-name="Standard">)))</text:p>
      <text:p text:style-name="Standard">ну и где же ты?!)</text:p>
      <text:p text:style-name="Standard">Саша</text:p>
      <text:p text:style-name="Standard">Тут</text:p>
      <text:p text:style-name="Standard">Ну что не скажешь?)</text:p>
      <text:p text:style-name="Standard">Светлана</text:p>
      <text:p text:style-name="Standard">ты не очень-то требуешь))</text:p>
      <text:p text:style-name="Standard">Саша</text:p>
      <text:p text:style-name="Standard">Хахаха</text:p>
      <text:p text:style-name="Standard">Расскажи)</text:p>
      <text:p text:style-name="Standard">Светлана</text:p>
      <text:p text:style-name="Standard">давай, я хочу почувствовать голос мужчины))))</text:p>
      <text:p text:style-name="Standard">Саша</text:p>
      <text:p text:style-name="Standard">Скажи мне</text:p>
      <text:p text:style-name="Standard">Свет</text:p>
      <text:p text:style-name="Standard">Светлана</text:p>
      <text:p text:style-name="Standard">а тебе не кажется, что девушка, которая едва знакома с тобой, может подумать, что ты считаешь её девушкой лёгкого поведения, раз позволяешь себе такие вопросы?</text:p>
      <text:p text:style-name="Standard">Саша</text:p>
      <text:p text:style-name="Standard">Эммм нет</text:p>
      <text:p text:style-name="Standard">Светлана</text:p>
      <text:p text:style-name="Standard">скажи, ты у всех такие вещи спрашиваешь вот так, в лоб?</text:p>
      <text:p text:style-name="Standard">Саша</text:p>
      <text:p text:style-name="Standard">Ты же первая начала</text:p>
      <text:p text:style-name="Standard">Светлана</text:p>
      <text:p text:style-name="Standard">но не такие же темы</text:p>
      <text:p text:style-name="Standard">Саша</text:p>
      <text:p text:style-name="Standard">Я разочаровал тебя?</text:p>
      <text:p text:style-name="Standard">Светлана</text:p>
      <text:p text:style-name="Standard">если честно - да... Сначала я подумала, что ты - такой приличный молодой человек, пусть и с не самыми интересными фантазиями по части свиданий, готовы была закрыть глаза на твою неопытность. Но когда я перечитываю твои вопросы, я себя чувствую какой-то шлюхой...</text:p>
      <text:p text:style-name="Standard">я больше не хочу этого, извини</text:p>
      <text:p text:style-name="Standard">Саша</text:p>
      <text:p text:style-name="Standard">Прости что обидел</text:p>
      <text:p text:style-name="Standard">Светлана</text:p>
      <text:p text:style-name="Standard">давай не будем портить друг другу настроение, и просто мирно разоёдемся, хорошо?</text:p>
      <text:p text:style-name="Standard">хорошего тебе вечер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9:29:15.604458368</meta:creation-date>
    <dc:date>2017-11-22T19:30:25.664729114</dc:date>
    <meta:editing-duration>PT1M10S</meta:editing-duration>
    <meta:editing-cycles>1</meta:editing-cycles>
    <meta:document-statistic meta:table-count="0" meta:image-count="6" meta:object-count="0" meta:page-count="2" meta:paragraph-count="95" meta:word-count="357" meta:character-count="2145" meta:non-whitespace-character-count="1881"/>
    <meta:generator>LibreOffice/4.3.3.2$Linux_x86 LibreOffice_project/430m0$Build-2</meta:generator>
  </office:meta>
</office:document-meta>
</file>